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tabolism – Net energy balance of a living cell/organism</text:p>
      <text:p text:style-name="Standard">States of energy:</text:p>
      <text:p text:style-name="Standard"><text:tab/>Potential energy – Stored energy</text:p>
      <text:p text:style-name="Standard"><text:tab/>Kinetic energy – Energy released</text:p>
      <text:p text:style-name="Standard">Forms:</text:p>
      <text:p text:style-name="Standard"><text:tab/>Heat</text:p>
      <text:p text:style-name="Standard"><text:tab/>Electromagnetic radiation (wave energy): Short wavelength → long wavelength</text:p>
      <text:p text:style-name="Standard"><text:tab/><text:tab/>X-ray</text:p>
      <text:p text:style-name="Standard"><text:tab/><text:tab/>Ultra-violet</text:p>
      <text:p text:style-name="Standard"><text:tab/><text:tab/>Visible light</text:p>
      <text:p text:style-name="Standard"><text:tab/><text:tab/>Infrared</text:p>
      <text:p text:style-name="Standard"><text:tab/><text:tab/>Microwave</text:p>
      <text:p text:style-name="Standard"><text:tab/><text:tab/>Broadcast waves</text:p>
      <text:p text:style-name="Standard"><text:tab/>Chemical</text:p>
      <text:p text:style-name="Standard"><text:tab/>Electrical</text:p>
      <text:p text:style-name="Standard"><text:tab/>Mechanical</text:p>
      <text:p text:style-name="Standard">1<text:span text:style-name="T1">st</text:span> law of thermodynamics</text:p>
      <text:p text:style-name="Standard"><text:tab/>Energy cannot be created or destroyed; it can only be transformed</text:p>
      <text:p text:style-name="Standard"><text:tab/>In a closed system the total amount of energy is constant.</text:p>
      <text:p text:style-name="Standard">2<text:span text:style-name="T1">nd</text:span> law of thermodynamics</text:p>
      <text:p text:style-name="Standard"><text:tab/>In every energy transformation some is lost to a more disordered state.</text:p>
      <text:p text:style-name="Standard"><text:tab/>No energy transformation is 100% effici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0-30T12:58:42.86</meta:creation-date>
    <dc:date>2017-10-30T13:34:56.31</dc:date>
    <dc:creator>Timothy Cayer</dc:creator>
    <meta:editing-duration>PT5M53S</meta:editing-duration>
    <meta:editing-cycles>1</meta:editing-cycles>
    <meta:generator>OpenOffice/4.1.3$Win32 OpenOffice.org_project/413m1$Build-9783</meta:generator>
    <meta:document-statistic meta:table-count="0" meta:image-count="0" meta:object-count="0" meta:page-count="1" meta:paragraph-count="22" meta:word-count="92" meta:character-count="623"/>
  </office:meta>
</office:document-meta>
</file>